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5" office:value-type="string" calcext:value-type="string">
            <text:p>한글 제목</text:p>
          </table:table-cell>
          <table:table-cell table:style-name="ce5" office:value-type="string" calcext:value-type="string">
            <text:p>영어 제목</text:p>
          </table:table-cell>
          <table:table-cell table:style-name="ce5" office:value-type="string" calcext:value-type="string">
            <text:p>링크</text:p>
          </table:table-cell>
          <table:table-cell table:style-name="ce5" office:value-type="string" calcext:value-type="string">
            <text:p>출시년도</text:p>
          </table:table-cell>
          <table:table-cell table:style-name="ce5" office:value-type="string" calcext:value-type="string">
            <text:p>장르</text:p>
          </table:table-cell>
          <table:table-cell table:style-name="ce5" office:value-type="string" calcext:value-type="string">
            <text:p>개발사</text:p>
          </table:table-cell>
          <table:table-cell table:style-name="ce5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6:36:06.61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6:36:32.395000000</dc:date>
    <meta:editing-duration>PT6H9M9S</meta:editing-duration>
    <meta:editing-cycles>97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Header( header_fine_name as String, pf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pf.WriteLine( header_pf.ReadAll() )
	
	
	'
    ' File Close
    '
    header_pf.CloseFile()
	header_pf = header_pf.Dispose()	

End Function



Function ExportList( sheet as Variant, active_area_h as Integer, key_index as Integer, sub_index as Integer, pf as Variant )
	
	Dim title, result as String
    Dim i, j as Integer
    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pf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
	'
	'
	'
	LoadHeader( "header.txt", pf 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